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3462" officeooo:paragraph-rsid="001c44bf"/>
    </style:style>
    <style:style style:name="P2" style:family="paragraph" style:parent-style-name="Standard">
      <style:paragraph-properties fo:text-align="start" style:justify-single-word="false"/>
      <style:text-properties officeooo:rsid="00163462" officeooo:paragraph-rsid="001f8fcf"/>
    </style:style>
    <style:style style:name="P3" style:family="paragraph" style:parent-style-name="Standard">
      <style:paragraph-properties fo:text-align="start" style:justify-single-word="false"/>
      <style:text-properties officeooo:rsid="001c44bf" officeooo:paragraph-rsid="001c44bf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3462" officeooo:paragraph-rsid="001f8fc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4bf" officeooo:paragraph-rsid="001c44bf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4bf" officeooo:paragraph-rsid="001e88b3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d3e3c" officeooo:paragraph-rsid="001d3e3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ec8d2" officeooo:paragraph-rsid="001ec8d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44bf" officeooo:paragraph-rsid="001c44b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ec8d2" officeooo:paragraph-rsid="001ec8d2"/>
    </style:style>
    <style:style style:name="T1" style:family="text">
      <style:text-properties officeooo:rsid="001c44bf"/>
    </style:style>
    <style:style style:name="T2" style:family="text">
      <style:text-properties fo:font-style="italic" officeooo:rsid="001c44bf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88b3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c44bf" fo:background-color="#ffff00" loext:char-shading-value="0"/>
    </style:style>
    <style:style style:name="T8" style:family="text">
      <style:text-properties officeooo:rsid="001c44bf" fo:background-color="#ffff00" loext:char-shading-value="0"/>
    </style:style>
    <style:style style:name="T9" style:family="text">
      <style:text-properties fo:color="#3465a4" loext:opacity="100%"/>
    </style:style>
    <style:style style:name="T10" style:family="text">
      <style:text-properties fo:color="#3465a4" loext:opacity="100%" style:text-underline-style="none" fo:font-weight="normal" style:font-weight-asian="normal" style:font-weight-complex="normal"/>
    </style:style>
    <style:style style:name="T11" style:family="text">
      <style:text-properties fo:color="#3465a4" loext:opacity="100%" officeooo:rsid="001c44bf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14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15" style:family="text">
      <style:text-properties style:text-underline-style="none" officeooo:rsid="001c44bf"/>
    </style:style>
    <style:style style:name="T16" style:family="text">
      <style:text-properties fo:color="#127622" loext:opacity="100%"/>
    </style:style>
    <style:style style:name="T17" style:family="text">
      <style:text-properties fo:color="#d62e4e" loext:opacity="100%"/>
    </style:style>
    <style:style style:name="T18" style:family="text">
      <style:text-properties fo:color="#b85c00" loext:opacity="100%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artie 2 -Lecture et écriture</text:span> <text:span text:style-name="T1">( avec J</text:span><text:span text:style-name="T2">avascript</text:span><text:span text:style-name="T1"> )</text:span></text:p>
      <text:p text:style-name="P1"/>
      <text:p text:style-name="P1"/>
      <text:p text:style-name="P1"/>
      <text:p text:style-name="P4"><text:span text:style-name="T19">Exercice 2.1 :</text:span></text:p>
      <text:p text:style-name="P2"/>
      <text:p text:style-name="P2">- Le programme suivant fait apparaître à l’écran 231, puis 462 (qui vaut 231 * 2)</text:p>
      <text:p text:style-name="P3"><text:span text:style-name="T20"/></text:p>
      <text:p text:style-name="P3"><text:span text:style-name="T20">Exercice 2.2 :</text:span></text:p>
      <text:p text:style-name="P3"/>
      <text:p text:style-name="P9">var <text:span text:style-name="T9">nb</text:span> = <text:span text:style-name="T9">window,prompt</text:span> ( <text:span text:style-name="T16">‘Saisissez votre nombre’</text:span> ) ;</text:p>
      <text:p text:style-name="P9"/>
      <text:p text:style-name="P9"><text:span text:style-name="T9">document.write </text:span>( <text:span text:style-name="T16">‘ Le carrée est : ‘</text:span> <text:span text:style-name="T6">+</text:span> <text:span text:style-name="T9">nb</text:span><text:span text:style-name="T6">*</text:span><text:span text:style-name="T9">nb</text:span> )</text:p>
      <text:p text:style-name="P3"><text:span text:style-name="T3"/></text:p>
      <text:p text:style-name="P5"><text:span text:style-name="T3">Exercice 2.3 :</text:span></text:p>
      <text:p text:style-name="P5"><text:span text:style-name="T3"/></text:p>
      <text:p text:style-name="P7">var <text:span text:style-name="T9">nb</text:span> , <text:span text:style-name="T9">pht</text:span> , <text:span text:style-name="T9">ttva</text:span> , <text:span text:style-name="T9">pttc</text:span></text:p>
      <text:p text:style-name="P7"/>
      <text:p text:style-name="P7">var <text:span text:style-name="T9">pht</text:span> <text:span text:style-name="T6">= </text:span><text:span text:style-name="T9">window.prompt</text:span> ( <text:span text:style-name="T16">‘Entrer le prix hors taxe : ‘</text:span> ) ;</text:p>
      <text:p text:style-name="P7"/>
      <text:p text:style-name="P7">var <text:span text:style-name="T9">nb </text:span><text:span text:style-name="T6">=</text:span><text:span text:style-name="T9"> window.prompt </text:span>( <text:span text:style-name="T16">‘Entrer le nombre d’articles : ‘</text:span> ) ; </text:p>
      <text:p text:style-name="P7"/>
      <text:p text:style-name="P7">var <text:span text:style-name="T9">ttva </text:span><text:span text:style-name="T6">=</text:span> <text:span text:style-name="T9">window.prompt</text:span> ( <text:span text:style-name="T16">‘Entrer le taux de tva : ‘</text:span> ) ;</text:p>
      <text:p text:style-name="P7"/>
      <text:p text:style-name="P7"><text:span text:style-name="T9">document.write</text:span> ( <text:span text:style-name="T16">‘ le prix de toutes taxes est : ‘</text:span> <text:span text:style-name="T6">+</text:span> nb*pht* ( <text:span text:style-name="T17">1 </text:span><text:span text:style-name="T6">+</text:span> <text:span text:style-name="T9">ttva</text:span>) ) ;</text:p>
      <text:p text:style-name="P7"/>
      <text:p text:style-name="P7"/>
      <text:p text:style-name="P6"><text:span text:style-name="T3">Exercice 2.</text:span><text:span text:style-name="T4">4</text:span><text:span text:style-name="T3"> :</text:span></text:p>
      <text:p text:style-name="P6"><text:span text:style-name="T3"/></text:p>
      <text:p text:style-name="P8">var <text:span text:style-name="T9">t1</text:span> <text:span text:style-name="T6">=</text:span> <text:span text:style-name="T16">‘belle marquise’</text:span></text:p>
      <text:p text:style-name="P8"/>
      <text:p text:style-name="P8">var <text:span text:style-name="T9">t2</text:span> <text:span text:style-name="T6">=</text:span> <text:span text:style-name="T16">‘vos beaux’</text:span></text:p>
      <text:p text:style-name="P8"/>
      <text:p text:style-name="P8">var <text:span text:style-name="T9">t3</text:span><text:span text:style-name="T6"> =</text:span> <text:span text:style-name="T16">‘me font mourir’</text:span></text:p>
      <text:p text:style-name="P8"/>
      <text:p text:style-name="P8">var <text:span text:style-name="T9">t4 </text:span><text:span text:style-name="T6">= </text:span><text:span text:style-name="T16">‘d’amour’</text:span></text:p>
      <text:p text:style-name="P8"/>
      <text:p text:style-name="P8"/>
      <text:p text:style-name="P8">var <text:span text:style-name="T9">ta</text:span> <text:span text:style-name="T6">=</text:span> <text:span text:style-name="T9">t1</text:span> <text:span text:style-name="T6">+</text:span><text:span text:style-name="T9"> t2</text:span> <text:span text:style-name="T6">+</text:span> <text:span text:style-name="T9">t3</text:span> <text:span text:style-name="T6">+</text:span> <text:span text:style-name="T9">t4</text:span> ;</text:p>
      <text:p text:style-name="P8"/>
      <text:p text:style-name="P8">var <text:span text:style-name="T9">tb</text:span> <text:span text:style-name="T6">=</text:span> <text:span text:style-name="T9">t3</text:span> <text:span text:style-name="T6">+</text:span> <text:span text:style-name="T9">t2</text:span> <text:span text:style-name="T6">+</text:span> <text:span text:style-name="T9">t4</text:span> <text:span text:style-name="T6">+</text:span> <text:span text:style-name="T9">t1</text:span> ;</text:p>
      <text:p text:style-name="P8"/>
      <text:p text:style-name="P10"><text:span text:style-name="T12">var </text:span><text:span text:style-name="T10">tc</text:span><text:span text:style-name="T12"> </text:span><text:span text:style-name="T14">=</text:span><text:span text:style-name="T12"> </text:span><text:span text:style-name="T10">t2</text:span><text:span text:style-name="T12"> </text:span><text:span text:style-name="T14">+</text:span><text:span text:style-name="T12"> </text:span><text:span text:style-name="T10">t3</text:span><text:span text:style-name="T12"> +</text:span><text:span text:style-name="T10">t1</text:span><text:span text:style-name="T12"> </text:span><text:span text:style-name="T14">+</text:span><text:span text:style-name="T12"> </text:span><text:span text:style-name="T10">t4</text:span><text:span text:style-name="T12"> ;</text:span></text:p>
      <text:p text:style-name="P10"><text:span text:style-name="T12"/></text:p>
      <text:p text:style-name="P8"><text:span text:style-name="T1">var </text:span><text:span text:style-name="T11">t</text:span><text:span text:style-name="T9">d</text:span><text:span text:style-name="T1"> </text:span><text:span text:style-name="T8">=</text:span><text:span text:style-name="T1"> </text:span><text:span text:style-name="T11">t</text:span><text:span text:style-name="T9">4</text:span><text:span text:style-name="T11"> </text:span><text:span text:style-name="T8">+</text:span><text:span text:style-name="T1"> </text:span><text:span text:style-name="T11">t</text:span><text:span text:style-name="T9">1</text:span><text:span text:style-name="T1"> </text:span><text:span text:style-name="T8">+</text:span><text:span text:style-name="T11">t3</text:span><text:span text:style-name="T1"> </text:span><text:span text:style-name="T8">+</text:span><text:span text:style-name="T11"> t4 </text:span><text:span text:style-name="T1">;</text:span></text:p>
      <text:p text:style-name="P8"><text:span text:style-name="T15"/></text:p>
      <text:p text:style-name="P8"><text:span text:style-name="T11">d</text:span><text:span text:style-name="T9">ocument.write</text:span> ( <text:span text:style-name="T9">ta </text:span>+ <text:span text:style-name="T18">( </text:span><text:span text:style-name="T16">‘ &lt;br/&gt; ‘</text:span> <text:span text:style-name="T18">)</text:span>, <text:span text:style-name="T9">tb</text:span> + <text:span text:style-name="T18">( </text:span><text:span text:style-name="T16">‘ &lt;br/&gt; ‘</text:span><text:span text:style-name="T18"> )</text:span>,<text:span text:style-name="T9"> tc</text:span> + <text:span text:style-name="T18">( </text:span><text:span text:style-name="T16">‘ &lt;br/&gt; ‘</text:span><text:span text:style-name="T18"> )</text:span>, <text:span text:style-name="T9">td</text:span> + <text:span text:style-name="T18">(</text:span> <text:span text:style-name="T16">‘ &lt;br/&gt; ‘ </text:span><text:span text:style-name="T18">)</text:span> ) ;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1:35:10.544468333</meta:creation-date>
    <dc:date>2023-07-18T14:33:57.005775990</dc:date>
    <meta:editing-duration>PT7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20" meta:character-count="862" meta:non-whitespace-character-count="663"/>
  </office:meta>
</office:document-meta>
</file>